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65cm" fo:min-width="2.155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665cm" fo:min-width="2.802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65cm" fo:min-width="3.437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65cm" fo:min-width="3.933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665cm" fo:min-width="3.264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665cm" fo:min-width="2.756cm"/>
      <style:paragraph-properties style:writing-mode="lr-tb"/>
    </style:style>
    <style:style style:name="gr7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65cm" fo:min-width="3.137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665cm" fo:min-width="3.183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665cm" fo:min-width="3.375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665cm" fo:min-width="2.105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665cm" fo:min-width="2.921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665cm" fo:min-width="2.57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665cm" fo:min-width="3.586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665cm" fo:min-width="2.697cm"/>
      <style:paragraph-properties style:writing-mode="lr-tb"/>
    </style:style>
    <style:style style:name="gr17" style:family="graphic" style:parent-style-name="objectwithoutfill">
      <style:graphic-properties svg:stroke-color="#111111" draw:marker-end="Arrow" draw:marker-end-width="0.3cm" draw:fill="solid" draw:textarea-vertical-align="middl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665cm" fo:min-width="3.905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dmin" draw:style-name="dp1" draw:master-page-name="Default">
        <draw:custom-shape draw:style-name="gr1" draw:text-style-name="P2" xml:id="id1" draw:id="id1" draw:layer="layout" svg:width="2.655cm" svg:height="0.915cm" svg:x="8.968cm" svg:y="2.832cm">
          <text:p text:style-name="P1"><text:span text:style-name="T1">Halaman </text:span></text:p>
          <text:p text:style-name="P1"><text:span text:style-name="T1">Utam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302cm" svg:height="0.915cm" svg:x="5.953cm" svg:y="5.172cm">
          <text:p text:style-name="P1"><text:span text:style-name="T1">Menu </text:span><text:span text:style-name="T1">Utam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3.937cm" svg:height="0.915cm" svg:x="11.16cm" svg:y="5.172cm">
          <text:p text:style-name="P1"><text:span text:style-name="T1">Kelola Kotak Sara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655cm" svg:height="0.915cm" svg:x="1cm" svg:y="5.172cm">
          <text:p text:style-name="P1"><text:span text:style-name="T1">Hom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4.433cm" svg:height="0.915cm" svg:x="16.125cm" svg:y="5.172cm">
          <text:p text:style-name="P1"><text:span text:style-name="T1">Kelola Info Pesantr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655cm" svg:height="0.915cm" svg:x="6.253cm" svg:y="7.357cm">
          <text:p text:style-name="P1"><text:span text:style-name="T1">Kelola Santr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655cm" svg:height="0.915cm" svg:x="11.722cm" svg:y="7.357cm">
          <text:p text:style-name="P1"><text:span text:style-name="T1">Saran dan </text:span></text:p>
          <text:p text:style-name="P1"><text:span text:style-name="T1">kriti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655cm" svg:height="0.915cm" svg:x="1.3cm" svg:y="7.357cm">
          <text:p text:style-name="P1"><text:span text:style-name="T1">Data santri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.655cm" svg:height="0.915cm" svg:x="16.825cm" svg:y="7.357cm">
          <text:p text:style-name="P1"><text:span text:style-name="T1">Visi dan Misi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3.764cm" svg:height="0.915cm" svg:x="6.253cm" svg:y="9.49cm">
          <text:p text:style-name="P1"><text:span text:style-name="T1">Kelola Wali Kela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3.256cm" svg:height="0.915cm" svg:x="1.3cm" svg:y="9.49cm">
          <text:p text:style-name="P1"><text:span text:style-name="T1">Data Wali Kela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2.655cm" svg:height="0.915cm" svg:x="16.825cm" svg:y="9.49cm">
          <text:p text:style-name="P1"><text:span text:style-name="T1">Struktur </text:span></text:p>
          <text:p text:style-name="P1"><text:span text:style-name="T1">Organisasi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0.295cm" svg:y1="3.747cm" svg:x2="2.327cm" svg:y2="5.172cm" draw:start-shape="id1" draw:start-glue-point="2" draw:end-shape="id2" draw:end-glue-point="0" svg:d="M10295 3747v712h-7968v713" svg:viewBox="0 0 7969 1426">
          <text:p/>
        </draw:connector>
        <draw:connector draw:style-name="gr7" draw:text-style-name="P3" draw:layer="layout" svg:x1="10.295cm" svg:y1="3.747cm" svg:x2="7.604cm" svg:y2="5.172cm" draw:start-shape="id1" draw:start-glue-point="2" draw:end-shape="id3" svg:d="M10295 3747v712h-2691v713" svg:viewBox="0 0 2692 1426">
          <text:p/>
        </draw:connector>
        <draw:connector draw:style-name="gr7" draw:text-style-name="P3" draw:layer="layout" svg:x1="10.295cm" svg:y1="3.747cm" svg:x2="13.128cm" svg:y2="5.172cm" draw:start-shape="id1" draw:start-glue-point="2" draw:end-shape="id4" draw:end-glue-point="0" svg:d="M10295 3747v712h2833v713" svg:viewBox="0 0 2834 1426">
          <text:p/>
        </draw:connector>
        <draw:connector draw:style-name="gr7" draw:text-style-name="P3" draw:layer="layout" svg:x1="10.295cm" svg:y1="3.747cm" svg:x2="18.341cm" svg:y2="5.172cm" draw:start-shape="id1" draw:start-glue-point="2" draw:end-shape="id5" svg:d="M10295 3747v712h8046v713" svg:viewBox="0 0 8047 1426">
          <text:p/>
        </draw:connector>
        <draw:connector draw:style-name="gr7" draw:text-style-name="P3" draw:layer="layout" svg:x1="1cm" svg:y1="5.629cm" svg:x2="1.3cm" svg:y2="9.947cm" draw:start-shape="id2" draw:start-glue-point="3" draw:end-shape="id6" draw:end-glue-point="3" svg:d="M1000 5629h-502v4318h802" svg:viewBox="0 0 803 4319">
          <text:p/>
        </draw:connector>
        <draw:connector draw:style-name="gr7" draw:text-style-name="P3" draw:layer="layout" svg:x1="1cm" svg:y1="5.629cm" svg:x2="1.3cm" svg:y2="7.814cm" draw:start-shape="id2" draw:start-glue-point="3" draw:end-shape="id7" svg:d="M1000 5629h-502v2185h802" svg:viewBox="0 0 803 2186">
          <text:p/>
        </draw:connector>
        <draw:connector draw:style-name="gr7" draw:text-style-name="P3" draw:layer="layout" svg:x1="5.953cm" svg:y1="5.629cm" svg:x2="6.253cm" svg:y2="7.814cm" draw:start-shape="id3" draw:start-glue-point="3" draw:end-shape="id8" draw:end-glue-point="3" svg:d="M5953 5629h-501v2185h801" svg:viewBox="0 0 802 2186">
          <text:p/>
        </draw:connector>
        <draw:connector draw:style-name="gr7" draw:text-style-name="P3" draw:layer="layout" svg:x1="5.953cm" svg:y1="5.629cm" svg:x2="6.253cm" svg:y2="9.947cm" draw:start-shape="id3" draw:start-glue-point="3" draw:end-shape="id9" draw:end-glue-point="3" svg:d="M5953 5629h-501v4318h801" svg:viewBox="0 0 802 4319">
          <text:p/>
        </draw:connector>
        <draw:connector draw:style-name="gr7" draw:text-style-name="P3" draw:layer="layout" svg:x1="11.16cm" svg:y1="5.629cm" svg:x2="11.722cm" svg:y2="7.814cm" draw:start-shape="id4" draw:start-glue-point="3" draw:end-shape="id10" draw:end-glue-point="3" svg:d="M11160 5629h-502v2185h1064" svg:viewBox="0 0 1065 2186">
          <text:p/>
        </draw:connector>
        <draw:connector draw:style-name="gr7" draw:text-style-name="P3" draw:layer="layout" svg:x1="16.125cm" svg:y1="5.629cm" svg:x2="16.825cm" svg:y2="7.814cm" draw:start-shape="id5" draw:start-glue-point="3" draw:end-shape="id11" svg:d="M16125 5629h-502v2185h1202" svg:viewBox="0 0 1203 2186">
          <text:p/>
        </draw:connector>
        <draw:connector draw:style-name="gr7" draw:text-style-name="P3" draw:layer="layout" svg:x1="16.125cm" svg:y1="5.629cm" svg:x2="16.825cm" svg:y2="9.947cm" draw:start-shape="id5" draw:start-glue-point="3" draw:end-shape="id12" draw:end-glue-point="3" svg:d="M16125 5629h-502v4318h1202" svg:viewBox="0 0 1203 4319">
          <text:p/>
        </draw:connector>
        <draw:custom-shape draw:style-name="gr1" draw:text-style-name="P2" xml:id="id13" draw:id="id13" draw:layer="layout" svg:width="2.655cm" svg:height="0.915cm" svg:x="1.3cm" svg:y="14.062cm">
          <text:p text:style-name="P1"><text:span text:style-name="T1">Data Sara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2.655cm" svg:height="0.915cm" svg:x="16.825cm" svg:y="14.062cm">
          <text:p text:style-name="P1"><text:span text:style-name="T1">Pengur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2.655cm" svg:height="0.915cm" svg:x="1.3cm" svg:y="12.03cm">
          <text:p text:style-name="P1"><text:span text:style-name="T1">Data Kela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2.655cm" svg:height="0.915cm" svg:x="16.825cm" svg:y="12.03cm">
          <text:p text:style-name="P1"><text:span text:style-name="T1">Sejarah </text:span></text:p>
          <text:p text:style-name="P1"><text:span text:style-name="T1">Singkat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cm" svg:y1="5.629cm" svg:x2="1.3cm" svg:y2="14.519cm" draw:start-shape="id2" draw:start-glue-point="3" draw:end-shape="id13" svg:d="M1000 5629h-502v8890h802" svg:viewBox="0 0 803 8891">
          <text:p/>
        </draw:connector>
        <draw:connector draw:style-name="gr7" draw:text-style-name="P3" draw:layer="layout" svg:x1="1cm" svg:y1="5.629cm" svg:x2="1.3cm" svg:y2="12.487cm" draw:start-shape="id2" draw:start-glue-point="3" draw:end-shape="id14" draw:end-glue-point="3" svg:d="M1000 5629h-502v6858h802" svg:viewBox="0 0 803 6859">
          <text:p/>
        </draw:connector>
        <draw:connector draw:style-name="gr7" draw:text-style-name="P3" draw:layer="layout" svg:x1="16.125cm" svg:y1="5.629cm" svg:x2="16.825cm" svg:y2="12.487cm" draw:start-shape="id5" draw:start-glue-point="3" draw:end-shape="id15" draw:end-glue-point="3" svg:d="M16125 5629h-502v6858h1202" svg:viewBox="0 0 1203 6859">
          <text:p/>
        </draw:connector>
        <draw:connector draw:style-name="gr7" draw:text-style-name="P3" draw:layer="layout" svg:x1="16.125cm" svg:y1="5.629cm" svg:x2="16.825cm" svg:y2="14.519cm" draw:start-shape="id5" draw:start-glue-point="3" draw:end-shape="id16" draw:end-glue-point="3" svg:d="M16125 5629h-502v8890h1202" svg:viewBox="0 0 1203 8891">
          <text:p/>
        </draw:connector>
        <draw:custom-shape draw:style-name="gr1" draw:text-style-name="P2" xml:id="id17" draw:id="id17" draw:layer="layout" svg:width="2.655cm" svg:height="0.915cm" svg:x="8.968cm" svg:y="1.082cm">
          <text:p text:style-name="P1"><text:span text:style-name="T1">Login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0.295cm" svg:y1="1.997cm" svg:x2="10.295cm" svg:y2="2.832cm" draw:start-shape="id17" draw:start-glue-point="2" draw:end-shape="id1" draw:end-glue-point="0" svg:d="M10295 1997v835" svg:viewBox="0 0 1 836">
          <text:p/>
        </draw:connector>
        <draw:custom-shape draw:style-name="gr1" draw:text-style-name="P2" xml:id="id18" draw:id="id18" draw:layer="layout" svg:width="2.655cm" svg:height="0.915cm" svg:x="1.3cm" svg:y="16.087cm">
          <text:p text:style-name="P1"><text:span text:style-name="T1">Data User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cm" svg:y1="5.629cm" svg:x2="1.3cm" svg:y2="16.544cm" draw:start-shape="id2" draw:start-glue-point="3" draw:end-shape="id18" draw:end-glue-point="3" svg:d="M1000 5629h-502v10915h802" svg:viewBox="0 0 803 10916">
          <text:p/>
        </draw:connector>
        <draw:custom-shape draw:style-name="gr1" draw:text-style-name="P2" xml:id="id19" draw:id="id19" draw:layer="layout" svg:width="2.655cm" svg:height="0.915cm" svg:x="6.253cm" svg:y="12.15cm">
          <text:p text:style-name="P1"><text:span text:style-name="T1">Kelola Kela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20" draw:id="id20" draw:layer="layout" svg:width="3.637cm" svg:height="0.915cm" svg:x="6.253cm" svg:y="14.081cm">
          <text:p text:style-name="P1"><text:span text:style-name="T1">Kelola Hak Aks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2.655cm" svg:height="0.915cm" svg:x="6.253cm" svg:y="16.087cm">
          <text:p text:style-name="P1"><text:span text:style-name="T1">Kelola User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5.953cm" svg:y1="5.629cm" svg:x2="6.253cm" svg:y2="12.607cm" draw:start-shape="id3" draw:start-glue-point="3" draw:end-shape="id19" svg:d="M5953 5629h-501v6978h801" svg:viewBox="0 0 802 6979">
          <text:p/>
        </draw:connector>
        <draw:connector draw:style-name="gr8" draw:text-style-name="P4" draw:layer="layout" svg:x1="5.953cm" svg:y1="5.629cm" svg:x2="6.253cm" svg:y2="14.538cm" draw:start-shape="id3" draw:start-glue-point="3" draw:end-shape="id20" draw:end-glue-point="3" svg:d="M5953 5629h-501v8909h801" svg:viewBox="0 0 802 8910">
          <text:p/>
        </draw:connector>
        <draw:connector draw:style-name="gr8" draw:text-style-name="P4" draw:layer="layout" svg:x1="5.953cm" svg:y1="5.629cm" svg:x2="6.253cm" svg:y2="16.544cm" draw:start-shape="id3" draw:start-glue-point="3" draw:end-shape="id21" draw:end-glue-point="3" svg:d="M5953 5629h-501v10915h801" svg:viewBox="0 0 802 10916">
          <text:p/>
        </draw:connector>
        <draw:custom-shape draw:style-name="gr4" draw:text-style-name="P2" xml:id="id22" draw:id="id22" draw:layer="layout" svg:width="4.433cm" svg:height="0.915cm" svg:x="21.205cm" svg:y="5.172cm">
          <text:p text:style-name="P1"><text:span text:style-name="T1">Log out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0.295cm" svg:y1="3.747cm" svg:x2="23.421cm" svg:y2="5.172cm" draw:start-shape="id1" draw:start-glue-point="2" draw:end-shape="id22" draw:end-glue-point="0" svg:d="M10295 3747v712h13126v713" svg:viewBox="0 0 13127 1426">
          <text:p/>
        </draw:connector>
      </draw:page>
      <draw:page draw:name="wali santri" draw:style-name="dp1" draw:master-page-name="Default">
        <draw:custom-shape draw:style-name="gr1" draw:text-style-name="P2" xml:id="id23" draw:id="id23" draw:layer="layout" svg:width="2.655cm" svg:height="0.915cm" svg:x="13.153cm" svg:y="2.832cm">
          <text:p text:style-name="P1"><text:span text:style-name="T1">Halaman </text:span></text:p>
          <text:p text:style-name="P1"><text:span text:style-name="T1">Utam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3.302cm" svg:height="0.915cm" svg:x="10.138cm" svg:y="5.172cm">
          <text:p text:style-name="P1"><text:span text:style-name="T1">Data Keuanga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26" draw:id="id26" draw:layer="layout" svg:width="3.683cm" svg:height="0.915cm" svg:x="14.445cm" svg:y="5.172cm">
          <text:p text:style-name="P1"><text:span text:style-name="T1">Data Kotak Sara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2.655cm" svg:height="0.915cm" svg:x="5.885cm" svg:y="5.172cm">
          <text:p text:style-name="P1"><text:span text:style-name="T1">Data Santri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27" draw:id="id27" draw:layer="layout" svg:width="3.875cm" svg:height="0.915cm" svg:x="19.41cm" svg:y="5.172cm">
          <text:p text:style-name="P1"><text:span text:style-name="T1">Data Info Pesantr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2.655cm" svg:height="0.915cm" svg:x="10.438cm" svg:y="7.357cm">
          <text:p text:style-name="P1"><text:span text:style-name="T1">SP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2.655cm" svg:height="0.915cm" svg:x="15.007cm" svg:y="7.357cm">
          <text:p text:style-name="P1"><text:span text:style-name="T1">Saran dan </text:span></text:p>
          <text:p text:style-name="P1"><text:span text:style-name="T1">kriti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2.655cm" svg:height="0.915cm" svg:x="6.185cm" svg:y="7.357cm">
          <text:p text:style-name="P1"><text:span text:style-name="T1">Bio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2.655cm" svg:height="0.915cm" svg:x="20.11cm" svg:y="7.357cm">
          <text:p text:style-name="P1"><text:span text:style-name="T1">Visi dan Mis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2.655cm" svg:height="0.915cm" svg:x="10.438cm" svg:y="9.49cm">
          <text:p text:style-name="P1"><text:span text:style-name="T1">Daftar Ula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2.655cm" svg:height="0.915cm" svg:x="6.185cm" svg:y="9.49cm">
          <text:p text:style-name="P1"><text:span text:style-name="T1">Hafalan</text:span></text:p>
          <text:p text:style-name="P1"><text:span text:style-name="T1">Al-Qur’a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2.655cm" svg:height="0.915cm" svg:x="20.11cm" svg:y="9.49cm">
          <text:p text:style-name="P1"><text:span text:style-name="T1">Struktur </text:span></text:p>
          <text:p text:style-name="P1"><text:span text:style-name="T1">Organisasi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4.48cm" svg:y1="3.747cm" svg:x2="7.212cm" svg:y2="5.172cm" draw:start-shape="id23" draw:start-glue-point="2" draw:end-shape="id24" draw:end-glue-point="0" svg:d="M14480 3747v712h-7268v713" svg:viewBox="0 0 7269 1426">
          <text:p/>
        </draw:connector>
        <draw:connector draw:style-name="gr7" draw:text-style-name="P3" draw:layer="layout" svg:x1="14.48cm" svg:y1="3.747cm" svg:x2="11.789cm" svg:y2="5.172cm" draw:start-shape="id23" draw:start-glue-point="2" draw:end-shape="id25" svg:d="M14480 3747v712h-2691v713" svg:viewBox="0 0 2692 1426">
          <text:p/>
        </draw:connector>
        <draw:connector draw:style-name="gr7" draw:text-style-name="P3" draw:layer="layout" svg:x1="14.48cm" svg:y1="3.747cm" svg:x2="16.286cm" svg:y2="5.172cm" draw:start-shape="id23" draw:start-glue-point="2" draw:end-shape="id26" draw:end-glue-point="0" svg:d="M14480 3747v712h1806v713" svg:viewBox="0 0 1807 1426">
          <text:p/>
        </draw:connector>
        <draw:connector draw:style-name="gr7" draw:text-style-name="P3" draw:layer="layout" svg:x1="14.48cm" svg:y1="3.747cm" svg:x2="21.347cm" svg:y2="5.172cm" draw:start-shape="id23" draw:start-glue-point="2" draw:end-shape="id27" svg:d="M14480 3747v712h6867v713" svg:viewBox="0 0 6868 1426">
          <text:p/>
        </draw:connector>
        <draw:connector draw:style-name="gr7" draw:text-style-name="P3" draw:layer="layout" svg:x1="5.885cm" svg:y1="5.629cm" svg:x2="6.185cm" svg:y2="9.947cm" draw:start-shape="id24" draw:start-glue-point="3" draw:end-shape="id28" draw:end-glue-point="3" svg:d="M5885 5629h-502v4318h802" svg:viewBox="0 0 803 4319">
          <text:p/>
        </draw:connector>
        <draw:connector draw:style-name="gr7" draw:text-style-name="P3" draw:layer="layout" svg:x1="5.885cm" svg:y1="5.629cm" svg:x2="6.185cm" svg:y2="7.814cm" draw:start-shape="id24" draw:start-glue-point="3" draw:end-shape="id29" svg:d="M5885 5629h-502v2185h802" svg:viewBox="0 0 803 2186">
          <text:p/>
        </draw:connector>
        <draw:connector draw:style-name="gr7" draw:text-style-name="P3" draw:layer="layout" svg:x1="10.138cm" svg:y1="5.629cm" svg:x2="10.438cm" svg:y2="7.814cm" draw:start-shape="id25" draw:start-glue-point="3" draw:end-shape="id30" draw:end-glue-point="3" svg:d="M10138 5629h-501v2185h801" svg:viewBox="0 0 802 2186">
          <text:p/>
        </draw:connector>
        <draw:connector draw:style-name="gr7" draw:text-style-name="P3" draw:layer="layout" svg:x1="10.138cm" svg:y1="5.629cm" svg:x2="10.438cm" svg:y2="9.947cm" draw:start-shape="id25" draw:start-glue-point="3" draw:end-shape="id31" draw:end-glue-point="3" svg:d="M10138 5629h-501v4318h801" svg:viewBox="0 0 802 4319">
          <text:p/>
        </draw:connector>
        <draw:connector draw:style-name="gr7" draw:text-style-name="P3" draw:layer="layout" svg:x1="14.445cm" svg:y1="5.629cm" svg:x2="15.007cm" svg:y2="7.814cm" draw:start-shape="id26" draw:start-glue-point="3" draw:end-shape="id32" draw:end-glue-point="3" svg:d="M14445 5629h-502v2185h1064" svg:viewBox="0 0 1065 2186">
          <text:p/>
        </draw:connector>
        <draw:connector draw:style-name="gr7" draw:text-style-name="P3" draw:layer="layout" svg:x1="19.41cm" svg:y1="5.629cm" svg:x2="20.11cm" svg:y2="7.814cm" draw:start-shape="id27" draw:start-glue-point="3" draw:end-shape="id33" svg:d="M19410 5629h-502v2185h1202" svg:viewBox="0 0 1203 2186">
          <text:p/>
        </draw:connector>
        <draw:connector draw:style-name="gr7" draw:text-style-name="P3" draw:layer="layout" svg:x1="19.41cm" svg:y1="5.629cm" svg:x2="20.11cm" svg:y2="9.947cm" draw:start-shape="id27" draw:start-glue-point="3" draw:end-shape="id34" draw:end-glue-point="3" svg:d="M19410 5629h-502v4318h1202" svg:viewBox="0 0 1203 4319">
          <text:p/>
        </draw:connector>
        <draw:custom-shape draw:style-name="gr1" draw:text-style-name="P2" xml:id="id35" draw:id="id35" draw:layer="layout" svg:width="2.655cm" svg:height="0.915cm" svg:x="6.185cm" svg:y="14.062cm">
          <text:p text:style-name="P1"><text:span text:style-name="T1">Pelanggara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2.655cm" svg:height="0.915cm" svg:x="20.11cm" svg:y="14.062cm">
          <text:p text:style-name="P1"><text:span text:style-name="T1">Pengur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2.655cm" svg:height="0.915cm" svg:x="6.185cm" svg:y="12.03cm">
          <text:p text:style-name="P1"><text:span text:style-name="T1">Prestas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2.655cm" svg:height="0.915cm" svg:x="20.11cm" svg:y="12.03cm">
          <text:p text:style-name="P1"><text:span text:style-name="T1">Sejarah </text:span></text:p>
          <text:p text:style-name="P1"><text:span text:style-name="T1">Singkat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.885cm" svg:y1="5.629cm" svg:x2="6.185cm" svg:y2="14.519cm" draw:start-shape="id24" draw:start-glue-point="3" draw:end-shape="id35" svg:d="M5885 5629h-502v8890h802" svg:viewBox="0 0 803 8891">
          <text:p/>
        </draw:connector>
        <draw:connector draw:style-name="gr7" draw:text-style-name="P3" draw:layer="layout" svg:x1="5.885cm" svg:y1="5.629cm" svg:x2="6.185cm" svg:y2="12.487cm" draw:start-shape="id24" draw:start-glue-point="3" draw:end-shape="id36" draw:end-glue-point="3" svg:d="M5885 5629h-502v6858h802" svg:viewBox="0 0 803 6859">
          <text:p/>
        </draw:connector>
        <draw:connector draw:style-name="gr7" draw:text-style-name="P3" draw:layer="layout" svg:x1="19.41cm" svg:y1="5.629cm" svg:x2="20.11cm" svg:y2="12.487cm" draw:start-shape="id27" draw:start-glue-point="3" draw:end-shape="id37" draw:end-glue-point="3" svg:d="M19410 5629h-502v6858h1202" svg:viewBox="0 0 1203 6859">
          <text:p/>
        </draw:connector>
        <draw:connector draw:style-name="gr7" draw:text-style-name="P3" draw:layer="layout" svg:x1="19.41cm" svg:y1="5.629cm" svg:x2="20.11cm" svg:y2="14.519cm" draw:start-shape="id27" draw:start-glue-point="3" draw:end-shape="id38" draw:end-glue-point="3" svg:d="M19410 5629h-502v8890h1202" svg:viewBox="0 0 1203 8891">
          <text:p/>
        </draw:connector>
        <draw:custom-shape draw:style-name="gr1" draw:text-style-name="P2" xml:id="id39" draw:id="id39" draw:layer="layout" svg:width="2.655cm" svg:height="0.915cm" svg:x="13.153cm" svg:y="1.082cm">
          <text:p text:style-name="P1"><text:span text:style-name="T1">Login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4.48cm" svg:y1="1.997cm" svg:x2="14.48cm" svg:y2="2.832cm" draw:start-shape="id39" draw:start-glue-point="2" draw:end-shape="id23" draw:end-glue-point="0" svg:d="M14480 1997v835" svg:viewBox="0 0 1 836">
          <text:p/>
        </draw:connector>
        <draw:custom-shape draw:style-name="gr12" draw:text-style-name="P2" xml:id="id45" draw:id="id45" draw:layer="layout" svg:width="2.605cm" svg:height="0.915cm" svg:x="24.376cm" svg:y="5.172cm">
          <text:p text:style-name="P1"><text:span text:style-name="T1">Info </text:span><text:span text:style-name="T1">Aplikas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2.655cm" svg:height="0.915cm" svg:x="1.502cm" svg:y="5.172cm">
          <text:p text:style-name="P1"><text:span text:style-name="T1">Ho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2.655cm" svg:height="0.915cm" svg:x="1.802cm" svg:y="7.357cm">
          <text:p text:style-name="P1"><text:span text:style-name="T1">Prestas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2.655cm" svg:height="0.915cm" svg:x="1.802cm" svg:y="9.49cm">
          <text:p text:style-name="P1"><text:span text:style-name="T1">Hafidz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.502cm" svg:y1="5.629cm" svg:x2="1.802cm" svg:y2="9.947cm" draw:start-shape="id40" draw:start-glue-point="3" draw:end-shape="id41" draw:end-glue-point="3" svg:d="M1502 5629h-502v4318h802" svg:viewBox="0 0 803 4319">
          <text:p/>
        </draw:connector>
        <draw:connector draw:style-name="gr7" draw:text-style-name="P3" draw:layer="layout" svg:x1="1.502cm" svg:y1="5.629cm" svg:x2="1.802cm" svg:y2="7.814cm" draw:start-shape="id40" draw:start-glue-point="3" draw:end-shape="id42" svg:d="M1502 5629h-502v2185h802" svg:viewBox="0 0 803 2186">
          <text:p/>
        </draw:connector>
        <draw:custom-shape draw:style-name="gr1" draw:text-style-name="P2" xml:id="id43" draw:id="id43" draw:layer="layout" svg:width="2.655cm" svg:height="0.915cm" svg:x="1.802cm" svg:y="14.062cm">
          <text:p text:style-name="P1"><text:span text:style-name="T1">Daftar </text:span><text:span text:style-name="T1">Ula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" draw:id="id44" draw:layer="layout" svg:width="2.655cm" svg:height="0.915cm" svg:x="1.802cm" svg:y="12.03cm">
          <text:p text:style-name="P1"><text:span text:style-name="T1">SP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.502cm" svg:y1="5.629cm" svg:x2="1.802cm" svg:y2="14.519cm" draw:start-shape="id40" draw:start-glue-point="3" draw:end-shape="id43" svg:d="M1502 5629h-502v8890h802" svg:viewBox="0 0 803 8891">
          <text:p/>
        </draw:connector>
        <draw:connector draw:style-name="gr7" draw:text-style-name="P3" draw:layer="layout" svg:x1="1.502cm" svg:y1="5.629cm" svg:x2="1.802cm" svg:y2="12.487cm" draw:start-shape="id40" draw:start-glue-point="3" draw:end-shape="id44" draw:end-glue-point="3" svg:d="M1502 5629h-502v6858h802" svg:viewBox="0 0 803 6859">
          <text:p/>
        </draw:connector>
        <draw:custom-shape draw:style-name="gr1" draw:text-style-name="P2" xml:id="id48" draw:id="id48" draw:layer="layout" svg:width="2.655cm" svg:height="0.915cm" svg:x="1.802cm" svg:y="15.706cm">
          <text:p text:style-name="P1"><text:span text:style-name="T1">P</text:span><text:span text:style-name="T1">el</text:span><text:span text:style-name="T1">an</text:span><text:span text:style-name="T1">gg</text:span><text:span text:style-name="T1">ar</text:span><text:span text:style-name="T1">a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6" draw:id="id46" draw:layer="layout" svg:width="2.605cm" svg:height="0.915cm" svg:x="28.5cm" svg:y="5.214cm">
          <text:p text:style-name="P1"><text:span text:style-name="T1">Log Ou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47" draw:id="id47" draw:layer="layout" svg:width="3.421cm" svg:height="0.915cm" svg:x="24.376cm" svg:y="7.324cm">
          <text:p text:style-name="P1"><text:span text:style-name="T1">Tentang </text:span><text:span text:style-name="T1">Aplikasi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4.48cm" svg:y1="3.747cm" svg:x2="2.829cm" svg:y2="5.172cm" draw:start-shape="id23" draw:start-glue-point="2" draw:end-shape="id40" draw:end-glue-point="0" svg:d="M14480 3747v712h-11651v713" svg:viewBox="0 0 11652 1426">
          <text:p/>
        </draw:connector>
        <draw:connector draw:style-name="gr8" draw:text-style-name="P4" draw:layer="layout" svg:x1="14.48cm" svg:y1="3.747cm" svg:x2="25.678cm" svg:y2="5.172cm" draw:start-shape="id23" draw:start-glue-point="2" draw:end-shape="id45" draw:end-glue-point="0" svg:d="M14480 3747v712h11198v713" svg:viewBox="0 0 11199 1426">
          <text:p/>
        </draw:connector>
        <draw:connector draw:style-name="gr8" draw:text-style-name="P4" draw:layer="layout" svg:x1="14.48cm" svg:y1="3.747cm" svg:x2="29.802cm" svg:y2="5.214cm" draw:start-shape="id23" draw:start-glue-point="2" draw:end-shape="id46" draw:end-glue-point="0" svg:d="M14480 3747v733h15322v734" svg:viewBox="0 0 15323 1468">
          <text:p/>
        </draw:connector>
        <draw:connector draw:style-name="gr8" draw:text-style-name="P4" draw:layer="layout" svg:x1="24.376cm" svg:y1="5.629cm" svg:x2="24.376cm" svg:y2="7.781cm" draw:start-shape="id45" draw:start-glue-point="3" draw:end-shape="id47" draw:end-glue-point="3" svg:d="M24376 5629h-502v2152h502" svg:viewBox="0 0 503 2153">
          <text:p/>
        </draw:connector>
        <draw:connector draw:style-name="gr8" draw:text-style-name="P4" draw:layer="layout" svg:x1="1.502cm" svg:y1="5.629cm" svg:x2="1.802cm" svg:y2="16.163cm" draw:start-shape="id40" draw:start-glue-point="3" draw:end-shape="id48" draw:end-glue-point="3" svg:d="M1502 5629h-502v10534h802" svg:viewBox="0 0 803 10535">
          <text:p/>
        </draw:connector>
      </draw:page>
      <draw:page draw:name="Wali Kelas" draw:style-name="dp1" draw:master-page-name="Default">
        <draw:custom-shape draw:style-name="gr1" draw:text-style-name="P2" xml:id="id55" draw:id="id55" draw:layer="layout" svg:width="2.655cm" svg:height="0.915cm" svg:x="13.153cm" svg:y="2.832cm">
          <text:p text:style-name="P1"><text:span text:style-name="T1">Halaman </text:span></text:p>
          <text:p text:style-name="P1"><text:span text:style-name="T1">Utam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9" draw:id="id49" draw:layer="layout" svg:width="2.655cm" svg:height="0.915cm" svg:x="10.385cm" svg:y="5.172cm">
          <text:p text:style-name="P1"><text:span text:style-name="T1">D</text:span><text:span text:style-name="T1">a</text:span><text:span text:style-name="T1">t</text:span><text:span text:style-name="T1">a </text:span><text:span text:style-name="T1">S</text:span><text:span text:style-name="T1">a</text:span><text:span text:style-name="T1">n</text:span><text:span text:style-name="T1">tr</text:span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1" draw:id="id51" draw:layer="layout" svg:width="2.655cm" svg:height="0.915cm" svg:x="10.685cm" svg:y="7.357cm">
          <text:p text:style-name="P1"><text:span text:style-name="T1">Biodata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50" draw:id="id50" draw:layer="layout" svg:width="3.07cm" svg:height="0.915cm" svg:x="10.685cm" svg:y="9.49cm">
          <text:p text:style-name="P1"><text:span text:style-name="T1">K</text:span><text:span text:style-name="T1">e</text:span><text:span text:style-name="T1">l</text:span><text:span text:style-name="T1">o</text:span><text:span text:style-name="T1">l</text:span><text:span text:style-name="T1">a </text:span><text:span text:style-name="T1">H</text:span><text:span text:style-name="T1">a</text:span><text:span text:style-name="T1">fi</text:span><text:span text:style-name="T1">d</text:span><text:span text:style-name="T1">z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0.385cm" svg:y1="5.629cm" svg:x2="10.685cm" svg:y2="9.947cm" draw:start-shape="id49" draw:start-glue-point="3" draw:end-shape="id50" draw:end-glue-point="3" svg:d="M10385 5629h-502v4318h802" svg:viewBox="0 0 803 4319">
          <text:p/>
        </draw:connector>
        <draw:connector draw:style-name="gr7" draw:text-style-name="P3" draw:layer="layout" svg:x1="10.385cm" svg:y1="5.629cm" svg:x2="10.685cm" svg:y2="7.814cm" draw:start-shape="id49" draw:start-glue-point="3" draw:end-shape="id51" svg:d="M10385 5629h-502v2185h802" svg:viewBox="0 0 803 2186">
          <text:p/>
        </draw:connector>
        <draw:custom-shape draw:style-name="gr15" draw:text-style-name="P2" xml:id="id52" draw:id="id52" draw:layer="layout" svg:width="4.086cm" svg:height="0.915cm" svg:x="10.685cm" svg:y="14.062cm">
          <text:p text:style-name="P1"><text:span text:style-name="T1">Kelola </text:span><text:span text:style-name="T1">Pelanggar</text:span><text:span text:style-name="T1">an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53" draw:id="id53" draw:layer="layout" svg:width="3.197cm" svg:height="0.915cm" svg:x="10.685cm" svg:y="12.03cm">
          <text:p text:style-name="P1"><text:span text:style-name="T1">Kelola Prestasi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0.385cm" svg:y1="5.629cm" svg:x2="10.685cm" svg:y2="14.519cm" draw:start-shape="id49" draw:start-glue-point="3" draw:end-shape="id52" svg:d="M10385 5629h-502v8890h802" svg:viewBox="0 0 803 8891">
          <text:p/>
        </draw:connector>
        <draw:connector draw:style-name="gr7" draw:text-style-name="P3" draw:layer="layout" svg:x1="10.385cm" svg:y1="5.629cm" svg:x2="10.685cm" svg:y2="12.487cm" draw:start-shape="id49" draw:start-glue-point="3" draw:end-shape="id53" draw:end-glue-point="3" svg:d="M10385 5629h-502v6858h802" svg:viewBox="0 0 803 6859">
          <text:p/>
        </draw:connector>
        <draw:custom-shape draw:style-name="gr1" draw:text-style-name="P2" xml:id="id54" draw:id="id54" draw:layer="layout" svg:width="2.655cm" svg:height="0.915cm" svg:x="13.153cm" svg:y="1.082cm">
          <text:p text:style-name="P1"><text:span text:style-name="T1">Lo</text:span><text:span text:style-name="T1">gi</text:span><text:span text:style-name="T1">n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4.48cm" svg:y1="1.997cm" svg:x2="14.48cm" svg:y2="2.832cm" draw:start-shape="id54" draw:start-glue-point="2" draw:end-shape="id55" draw:end-glue-point="0" svg:d="M14480 1997v835" svg:viewBox="0 0 1 836">
          <text:p/>
        </draw:connector>
        <draw:custom-shape draw:style-name="gr1" draw:text-style-name="P2" xml:id="id56" draw:id="id56" draw:layer="layout" svg:width="2.655cm" svg:height="0.915cm" svg:x="6.002cm" svg:y="5.172cm">
          <text:p text:style-name="P1"><text:span text:style-name="T1">Ho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8" draw:id="id58" draw:layer="layout" svg:width="2.655cm" svg:height="0.915cm" svg:x="6.302cm" svg:y="7.357cm">
          <text:p text:style-name="P1"><text:span text:style-name="T1">Sa</text:span><text:span text:style-name="T1">ntr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7" draw:id="id57" draw:layer="layout" svg:width="2.655cm" svg:height="0.915cm" svg:x="6.302cm" svg:y="9.49cm">
          <text:p text:style-name="P1"><text:span text:style-name="T1">Pel</text:span><text:span text:style-name="T1">an</text:span><text:span text:style-name="T1">gg</text:span><text:span text:style-name="T1">ar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6.002cm" svg:y1="5.629cm" svg:x2="6.302cm" svg:y2="9.947cm" draw:start-shape="id56" draw:start-glue-point="3" draw:end-shape="id57" draw:end-glue-point="3" svg:d="M6002 5629h-502v4318h802" svg:viewBox="0 0 803 4319">
          <text:p/>
        </draw:connector>
        <draw:connector draw:style-name="gr7" draw:text-style-name="P3" draw:layer="layout" svg:x1="6.002cm" svg:y1="5.629cm" svg:x2="6.302cm" svg:y2="7.814cm" draw:start-shape="id56" draw:start-glue-point="3" draw:end-shape="id58" svg:d="M6002 5629h-502v2185h802" svg:viewBox="0 0 803 2186">
          <text:p/>
        </draw:connector>
        <draw:custom-shape draw:style-name="gr1" draw:text-style-name="P2" xml:id="id59" draw:id="id59" draw:layer="layout" svg:width="2.655cm" svg:height="0.915cm" svg:x="6.302cm" svg:y="14.062cm">
          <text:p text:style-name="P1"><text:span text:style-name="T1">H</text:span><text:span text:style-name="T1">a</text:span><text:span text:style-name="T1">fi</text:span><text:span text:style-name="T1">d</text:span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" draw:id="id60" draw:layer="layout" svg:width="2.655cm" svg:height="0.915cm" svg:x="6.302cm" svg:y="12.03cm">
          <text:p text:style-name="P1"><text:span text:style-name="T1">P</text:span><text:span text:style-name="T1">r</text:span><text:span text:style-name="T1">e</text:span><text:span text:style-name="T1">s</text:span><text:span text:style-name="T1">t</text:span><text:span text:style-name="T1">a</text:span><text:span text:style-name="T1">s</text:span><text:span text:style-name="T1">i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6.002cm" svg:y1="5.629cm" svg:x2="6.302cm" svg:y2="14.519cm" draw:start-shape="id56" draw:start-glue-point="3" draw:end-shape="id59" svg:d="M6002 5629h-502v8890h802" svg:viewBox="0 0 803 8891">
          <text:p/>
        </draw:connector>
        <draw:connector draw:style-name="gr7" draw:text-style-name="P3" draw:layer="layout" svg:x1="6.002cm" svg:y1="5.629cm" svg:x2="6.302cm" svg:y2="12.487cm" draw:start-shape="id56" draw:start-glue-point="3" draw:end-shape="id60" draw:end-glue-point="3" svg:d="M6002 5629h-502v6858h802" svg:viewBox="0 0 803 6859">
          <text:p/>
        </draw:connector>
        <draw:custom-shape draw:style-name="gr12" draw:text-style-name="P2" xml:id="id61" draw:id="id61" draw:layer="layout" svg:width="2.605cm" svg:height="0.915cm" svg:x="16.113cm" svg:y="5.17cm">
          <text:p text:style-name="P1"><text:span text:style-name="T1">Log Out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4.48cm" svg:y1="3.747cm" svg:x2="17.415cm" svg:y2="5.17cm" draw:start-shape="id55" draw:start-glue-point="2" draw:end-shape="id61" draw:end-glue-point="0" svg:d="M14480 3747v711h2935v712" svg:viewBox="0 0 2936 1424">
          <text:p/>
        </draw:connector>
        <draw:connector draw:style-name="gr8" draw:text-style-name="P4" draw:layer="layout" svg:x1="14.48cm" svg:y1="3.747cm" svg:x2="11.712cm" svg:y2="5.172cm" draw:start-shape="id55" draw:start-glue-point="2" draw:end-shape="id49" draw:end-glue-point="0" svg:d="M14480 3747v712h-2768v713" svg:viewBox="0 0 2769 1426">
          <text:p/>
        </draw:connector>
        <draw:connector draw:style-name="gr17" draw:text-style-name="P4" draw:layer="layout" svg:x1="14.48cm" svg:y1="3.747cm" svg:x2="7.329cm" svg:y2="5.172cm" draw:start-shape="id55" draw:start-glue-point="2" draw:end-shape="id56" draw:end-glue-point="0" svg:d="M14480 3747v712h-7151v713" svg:viewBox="0 0 7152 1426">
          <text:p/>
        </draw:connector>
      </draw:page>
      <draw:page draw:name="Keuangan" draw:style-name="dp1" draw:master-page-name="Default">
        <draw:custom-shape draw:style-name="gr1" draw:text-style-name="P2" xml:id="id62" draw:id="id62" draw:layer="layout" svg:width="2.655cm" svg:height="0.915cm" svg:x="13.153cm" svg:y="2.832cm">
          <text:p text:style-name="P1"><text:span text:style-name="T1">H</text:span><text:span text:style-name="T1">a</text:span><text:span text:style-name="T1">l</text:span><text:span text:style-name="T1">a</text:span><text:span text:style-name="T1">m</text:span><text:span text:style-name="T1">a</text:span><text:span text:style-name="T1">n </text:span></text:p>
          <text:p text:style-name="P1"><text:span text:style-name="T1">U</text:span><text:span text:style-name="T1">t</text:span><text:span text:style-name="T1">a</text:span><text:span text:style-name="T1">m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3" draw:id="id63" draw:layer="layout" svg:width="3.302cm" svg:height="0.915cm" svg:x="10.138cm" svg:y="5.172cm">
          <text:p text:style-name="P1"><text:span text:style-name="T1">Data </text:span><text:span text:style-name="T1">Keuanga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4" draw:id="id64" draw:layer="layout" svg:width="2.655cm" svg:height="0.915cm" svg:x="10.438cm" svg:y="7.357cm">
          <text:p text:style-name="P1"><text:span text:style-name="T1">Kelola </text:span><text:span text:style-name="T1">SPP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5" draw:id="id65" draw:layer="layout" svg:width="4.405cm" svg:height="0.915cm" svg:x="10.438cm" svg:y="9.49cm">
          <text:p text:style-name="P1"><text:span text:style-name="T1">Kelola </text:span><text:span text:style-name="T1">Daftar Ulang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4.48cm" svg:y1="3.747cm" svg:x2="11.789cm" svg:y2="5.172cm" draw:start-shape="id62" draw:start-glue-point="2" draw:end-shape="id63" svg:d="M14480 3747v712h-2691v713" svg:viewBox="0 0 2692 1426">
          <text:p/>
        </draw:connector>
        <draw:connector draw:style-name="gr7" draw:text-style-name="P3" draw:layer="layout" svg:x1="10.138cm" svg:y1="5.629cm" svg:x2="10.438cm" svg:y2="7.814cm" draw:start-shape="id63" draw:start-glue-point="3" draw:end-shape="id64" draw:end-glue-point="3" svg:d="M10138 5629h-501v2185h801" svg:viewBox="0 0 802 2186">
          <text:p/>
        </draw:connector>
        <draw:connector draw:style-name="gr7" draw:text-style-name="P3" draw:layer="layout" svg:x1="10.138cm" svg:y1="5.629cm" svg:x2="10.438cm" svg:y2="9.947cm" draw:start-shape="id63" draw:start-glue-point="3" draw:end-shape="id65" draw:end-glue-point="3" svg:d="M10138 5629h-501v4318h801" svg:viewBox="0 0 802 4319">
          <text:p/>
        </draw:connector>
        <draw:custom-shape draw:style-name="gr1" draw:text-style-name="P2" xml:id="id66" draw:id="id66" draw:layer="layout" svg:width="2.655cm" svg:height="0.915cm" svg:x="13.153cm" svg:y="1.082cm">
          <text:p text:style-name="P1"><text:span text:style-name="T1">Login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4.48cm" svg:y1="1.997cm" svg:x2="14.48cm" svg:y2="2.832cm" draw:start-shape="id66" draw:start-glue-point="2" draw:end-shape="id62" draw:end-glue-point="0" svg:d="M14480 1997v835" svg:viewBox="0 0 1 836">
          <text:p/>
        </draw:connector>
        <draw:custom-shape draw:style-name="gr1" draw:text-style-name="P2" xml:id="id67" draw:id="id67" draw:layer="layout" svg:width="2.655cm" svg:height="0.915cm" svg:x="6.202cm" svg:y="5.172cm">
          <text:p text:style-name="P1"><text:span text:style-name="T1">Ho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9" draw:id="id69" draw:layer="layout" svg:width="2.655cm" svg:height="0.915cm" svg:x="6.502cm" svg:y="7.357cm">
          <text:p text:style-name="P1"><text:span text:style-name="T1">Santr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8" draw:id="id68" draw:layer="layout" svg:width="2.655cm" svg:height="0.915cm" svg:x="6.502cm" svg:y="9.49cm">
          <text:p text:style-name="P1"><text:span text:style-name="T1">SP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6.202cm" svg:y1="5.629cm" svg:x2="6.502cm" svg:y2="9.947cm" draw:start-shape="id67" draw:start-glue-point="3" draw:end-shape="id68" draw:end-glue-point="3" svg:d="M6202 5629h-502v4318h802" svg:viewBox="0 0 803 4319">
          <text:p/>
        </draw:connector>
        <draw:connector draw:style-name="gr7" draw:text-style-name="P3" draw:layer="layout" svg:x1="6.202cm" svg:y1="5.629cm" svg:x2="6.502cm" svg:y2="7.814cm" draw:start-shape="id67" draw:start-glue-point="3" draw:end-shape="id69" svg:d="M6202 5629h-502v2185h802" svg:viewBox="0 0 803 2186">
          <text:p/>
        </draw:connector>
        <draw:custom-shape draw:style-name="gr1" draw:text-style-name="P2" xml:id="id70" draw:id="id70" draw:layer="layout" svg:width="2.655cm" svg:height="0.915cm" svg:x="6.502cm" svg:y="12.03cm">
          <text:p text:style-name="P1"><text:span text:style-name="T1">Daf</text:span><text:span text:style-name="T1">tar </text:span><text:span text:style-name="T1">Ula</text:span><text:span text:style-name="T1">ng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6.202cm" svg:y1="5.629cm" svg:x2="6.502cm" svg:y2="12.487cm" draw:start-shape="id67" draw:start-glue-point="3" draw:end-shape="id70" draw:end-glue-point="3" svg:d="M6202 5629h-502v6858h802" svg:viewBox="0 0 803 6859">
          <text:p/>
        </draw:connector>
        <draw:custom-shape draw:style-name="gr12" draw:text-style-name="P2" xml:id="id71" draw:id="id71" draw:layer="layout" svg:width="2.605cm" svg:height="0.915cm" svg:x="15.478cm" svg:y="5.214cm">
          <text:p text:style-name="P1"><text:span text:style-name="T1">L</text:span><text:span text:style-name="T1">o</text:span><text:span text:style-name="T1">g</text:span><text:span text:style-name="T1"> </text:span><text:span text:style-name="T1">O</text:span><text:span text:style-name="T1">u</text:span><text:span text:style-name="T1">t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4.48cm" svg:y1="3.747cm" svg:x2="7.529cm" svg:y2="5.172cm" draw:start-shape="id62" draw:start-glue-point="2" draw:end-shape="id67" draw:end-glue-point="0" svg:d="M14480 3747v712h-6951v713" svg:viewBox="0 0 6952 1426">
          <text:p/>
        </draw:connector>
        <draw:connector draw:style-name="gr8" draw:text-style-name="P4" draw:layer="layout" svg:x1="14.48cm" svg:y1="3.747cm" svg:x2="16.78cm" svg:y2="5.214cm" draw:start-shape="id62" draw:start-glue-point="2" draw:end-shape="id71" draw:end-glue-point="0" svg:d="M14480 3747v733h2300v734" svg:viewBox="0 0 2301 146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amri </meta:initial-creator>
    <meta:creation-date>2020-02-04T21:58:15.981201950</meta:creation-date>
    <dc:date>2020-02-06T08:45:40.049991691</dc:date>
    <dc:creator>amri </dc:creator>
    <meta:editing-duration>PT19M48S</meta:editing-duration>
    <meta:editing-cycles>4</meta:editing-cycles>
    <meta:generator>LibreOffice/6.3.4.2$Linux_X86_64 LibreOffice_project/30$Build-2</meta:generator>
    <meta:document-statistic meta:object-count="138"/>
  </office:meta>
</office:document-meta>
</file>